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99999" svg:stroke-opacity="20%" draw:fill-color="#dddddd" draw:textarea-horizontal-align="justify" draw:textarea-vertical-align="middle" draw:auto-grow-height="false" fo:min-height="2.798cm" fo:min-width="3.564cm"/>
    </style:style>
    <style:style style:name="gr2" style:family="graphic" style:parent-style-name="measure">
      <style:graphic-properties draw:textarea-vertical-align="middle" draw:line-distance="0.735cm"/>
    </style:style>
    <style:style style:name="gr3" style:family="graphic" style:parent-style-name="measure" style:list-style-name="L1">
      <style:graphic-properties draw:textarea-vertical-align="middle" draw:line-distance="2.102cm" draw:placing="below"/>
    </style:style>
    <style:style style:name="gr4" style:family="graphic" style:parent-style-name="measure" style:list-style-name="L1">
      <style:graphic-properties draw:textarea-vertical-align="middle" draw:line-distance="1.378cm" draw:placing="below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1.278cm"/>
    </style:style>
    <style:style style:name="gr6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7" style:family="graphic" style:parent-style-name="standard">
      <style:graphic-properties draw:stroke="none" draw:fill-color="#eeeeee"/>
    </style:style>
    <style:style style:name="gr8" style:family="graphic" style:parent-style-name="standard">
      <style:graphic-properties draw:stroke="none" draw:fill="none" fo:min-height="1.889cm"/>
    </style:style>
    <style:style style:name="gr9" style:family="graphic" style:parent-style-name="standard">
      <style:graphic-properties draw:stroke="none" draw:fill="none" fo:min-height="0.556cm"/>
    </style:style>
    <style:style style:name="gr10" style:family="graphic" style:parent-style-name="measure" style:list-style-name="L1">
      <style:graphic-properties draw:textarea-vertical-align="middle" draw:line-distance="0.181cm"/>
    </style:style>
    <style:style style:name="gr11" style:family="graphic" style:parent-style-name="measure">
      <style:graphic-properties draw:textarea-vertical-align="middle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3.818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1.245cm" fo:margin-right="0cm" fo:text-align="start" fo:text-indent="0cm"/>
    </style:style>
    <style:style style:name="P2" style:family="paragraph">
      <loext:graphic-properties draw:fill-color="#dddddd"/>
      <style:paragraph-properties fo:margin-left="1.245cm" fo:margin-right="0cm" fo:text-align="start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margin-left="1.245cm" fo:margin-right="0cm" fo:text-align="start" fo:text-indent="0cm"/>
      <style:text-properties fo:letter-spacing="-0.106cm"/>
    </style:style>
    <style:style style:name="P8" style:family="paragraph">
      <loext:graphic-properties draw:fill="none"/>
      <style:paragraph-properties fo:margin-left="1.245cm" fo:margin-right="0cm" fo:text-align="start" fo:text-indent="0cm"/>
      <style:text-properties fo:font-size="22pt" fo:letter-spacing="-0.106cm" style:font-size-asian="22pt" style:font-size-complex="22pt"/>
    </style:style>
    <style:style style:name="P9" style:family="paragraph">
      <style:paragraph-properties fo:margin-left="1.245cm" fo:margin-right="0cm" fo:text-align="start" fo:text-indent="0cm"/>
      <style:text-properties fo:letter-spacing="-0.053cm"/>
    </style:style>
    <style:style style:name="P10" style:family="paragraph">
      <loext:graphic-properties draw:fill="none"/>
      <style:paragraph-properties fo:margin-left="1.245cm" fo:margin-right="0cm" fo:text-align="start" fo:text-indent="0cm"/>
      <style:text-properties fo:font-size="16pt" fo:letter-spacing="-0.053cm" style:font-size-asian="15pt" style:font-size-complex="15pt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/>
      <style:text-properties fo:font-size="8pt" style:font-size-asian="8pt" style:font-size-complex="8pt"/>
    </style:style>
    <style:style style:name="P13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6pt" fo:letter-spacing="-0.053cm" style:font-size-asian="15pt" style:font-size-complex="15pt"/>
    </style:style>
    <style:style style:name="T5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064cm" svg:height="3.048cm" svg:x="4.175cm" svg:y="3.286cm">
          <text:p text:style-name="P1">Your Text Here !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2" draw:text-style-name="P3" draw:layer="measurelines" svg:x1="4.348cm" svg:y1="4.556cm" svg:x2="4.348cm" svg:y2="3.286cm">
          <text:p text:style-name="P3"><text:span text:style-name="T1"><text:measure text:kind="gap"/></text:span><text:span text:style-name="T1">y</text:span></text:p>
        </draw:measure>
        <draw:measure draw:style-name="gr3" draw:text-style-name="P4" draw:layer="measurelines" svg:x1="4.565cm" svg:y1="5.08cm" svg:x2="4.184cm" svg:y2="5.08cm">
          <text:p text:style-name="P4"><text:span text:style-name="T1">x</text:span></text:p>
        </draw:measure>
        <draw:measure draw:style-name="gr4" draw:text-style-name="P4" draw:layer="measurelines" svg:x1="4.556cm" svg:y1="5.234cm" svg:x2="9.001cm" svg:y2="5.234cm">
          <text:p text:style-name="P4"><text:span text:style-name="T1"><text:measure text:kind="gap"/></text:span><text:span text:style-name="T1">Canvas.width</text:span></text:p>
        </draw:measure>
        <draw:custom-shape draw:style-name="gr5" draw:text-style-name="P6" draw:layer="layout" svg:width="1.778cm" svg:height="0.508cm" svg:x="6.461cm" svg:y="2.678cm">
          <text:p text:style-name="P5"><text:span text:style-name="T2">Canvas</text:span></text:p>
          <draw:enhanced-geometry svg:viewBox="0 0 21600 21600" draw:type="rectangle" draw:enhanced-path="M 0 0 L 21600 0 21600 21600 0 21600 0 0 Z N"/>
        </draw:custom-shape>
        <dr3d:scene draw:style-name="gr6" svg:width="3.556cm" svg:height="3.937cm" svg:x="10.017cm" svg:y="3.921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/>
        </dr3d:scene>
        <draw:frame draw:style-name="gr8" draw:text-style-name="P8" draw:layer="layout" svg:width="5.915cm" svg:height="2.139cm" svg:x="8.674cm" svg:y="5.191cm">
          <draw:text-box>
            <text:p text:style-name="P7"><text:span text:style-name="T3">Your Text Her</text:span></text:p>
          </draw:text-box>
        </draw:frame>
        <draw:frame draw:style-name="gr9" draw:text-style-name="P10" draw:layer="layout" svg:width="5.595cm" svg:height="0.878cm" svg:x="9.128cm" svg:y="3.794cm">
          <draw:text-box>
            <text:p text:style-name="P9"><text:span text:style-name="T4">Your Text Her</text:span></text:p>
          </draw:text-box>
        </draw:frame>
        <draw:measure draw:style-name="gr10" draw:text-style-name="P4" draw:layer="measurelines" svg:x1="10.271cm" svg:y1="8.693cm" svg:x2="13.7cm" svg:y2="8.693cm">
          <text:p text:style-name="P4"><text:span text:style-name="T1">Obj3.box[0]</text:span></text:p>
        </draw:measure>
        <draw:measure draw:style-name="gr11" draw:text-style-name="P5" draw:layer="measurelines" svg:x1="14.335cm" svg:y1="4.556cm" svg:x2="14.335cm" svg:y2="7.858cm">
          <text:p text:style-name="P3"><text:span text:style-name="T1"><text:measure text:kind="gap"/></text:span><text:span text:style-name="T1">Obj3.box[1]</text:span></text:p>
        </draw:measure>
        <draw:custom-shape draw:style-name="gr12" draw:text-style-name="P12" draw:layer="layout" svg:width="4.318cm" svg:height="0.762cm" svg:x="10.271cm" svg:y="2.778cm">
          <text:p text:style-name="P11"><text:span text:style-name="T5">Obj3.geom:</text:span><text:span text:style-name="T5"><text:tab/></text:span><text:span text:style-name="T5">Obj3Type.BOX</text:span></text:p>
          <text:p text:style-name="P11"><text:span text:style-name="T5">Visual.vtype:</text:span><text:span text:style-name="T5"><text:tab/></text:span><text:span text:style-name="T5">AssetType.mes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099cm" svg:height="4.624cm" svg:x="1.95cm" svg:y="2.105cm" presentation:class="title" presentation:placeholder="true">
        <draw:text-box/>
      </draw:frame>
      <draw:frame presentation:style-name="Default-outline1" draw:layer="backgroundobjects" svg:width="17.099cm" svg:height="16.064cm" svg:x="1.95cm" svg:y="7.48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7T11:23:34.306094672</meta:creation-date>
    <dc:date>2020-06-01T20:19:23.173624373</dc:date>
    <meta:editing-duration>PT17M27S</meta:editing-duration>
    <meta:editing-cycles>4</meta:editing-cycles>
    <meta:generator>LibreOffice/5.1.6.2$Linux_X86_64 LibreOffice_project/10m0$Build-2</meta:generator>
    <meta:document-statistic meta:object-count="32"/>
  </office:meta>
</office:document-meta>
</file>